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style:font-name="Calibri" fo:font-size="16pt" style:font-size-asian="16pt" style:font-size-complex="16pt"/>
    </style:style>
    <style:style style:name="P2" style:family="paragraph" style:parent-style-name="Text_20_body" style:list-style-name="L1">
      <style:text-properties style:font-name="Calibri" fo:font-size="16pt" style:font-size-asian="16pt" style:font-size-complex="16pt"/>
    </style:style>
    <style:style style:name="P3" style:family="paragraph" style:parent-style-name="Standard">
      <style:text-properties style:font-name="Calibri" fo:font-size="16pt" style:font-size-asian="16pt" style:font-size-complex="16pt"/>
    </style:style>
    <style:style style:name="P4" style:family="paragraph" style:parent-style-name="Standard" style:list-style-name="L1">
      <style:text-properties style:font-name="Calibri" fo:font-size="16pt" style:font-size-asian="16pt" style:font-size-complex="16pt"/>
    </style:style>
    <style:style style:name="P5" style:family="paragraph" style:parent-style-name="Standard">
      <style:text-properties style:font-name="Calibri" fo:font-size="16pt" fo:font-weight="bold" style:font-size-asian="16pt" style:font-weight-asian="bold" style:font-size-complex="16pt" style:font-weight-complex="bold"/>
    </style:style>
    <style:style style:name="P6" style:family="paragraph" style:parent-style-name="Standard">
      <style:text-properties style:font-name="Calibri" fo:font-size="22pt" style:font-size-asian="22pt" style:font-size-complex="22pt"/>
    </style:style>
    <style:style style:name="P7" style:family="paragraph" style:parent-style-name="Standard">
      <style:paragraph-properties fo:break-before="column"/>
      <style:text-properties style:font-name="Calibri" fo:font-size="16pt" style:font-size-asian="16pt" style:font-size-complex="16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style:font-name="Calibri" fo:font-size="14pt" style:font-size-asian="14pt" style:font-size-complex="14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20pt" style:font-size-asian="20pt" style:font-size-complex="20pt"/>
    </style:style>
    <text:list-style style:name="L1">
      <text:list-level-style-bullet text:level="1" text:style-name="Bullet_20_Symbols" text:bullet-char="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7">*Note:<text:line-break/></text:span>New terms are mentioned at the end of document.<text:span text:style-name="T1"><text:line-break/></text:span></text:p>
      <text:p text:style-name="P3"><text:span text:style-name="T1">GitHub</text:span><text:line-break/><text:line-break/><text:span text:style-name="T2">Why we use github?</text:span></text:p>
      <text:p text:style-name="P3"><text:line-break/>Git hub<text:span text:style-name="T3"> is public repository to store projects. With the help of git hub most of the problem regarding project get solved just like <text:line-break/>* Merging code while multiple users are working on same file. <text:line-break/>* Managing number of versions of code (Date wise or Functionality wise)</text:span></text:p>
      <text:p text:style-name="P3"><text:span text:style-name="T3">* Using git pull request one manager will be there to view code quality.<text:line-break/>* By using comments we can track change in code and the user who change it.<text:line-break/>* We can revert back too certain stage where code was working fine.</text:span></text:p>
      <text:p text:style-name="P3"><text:span text:style-name="T3">* Branching strategy to manage new versions and much more.<text:line-break/></text:span></text:p>
      <text:p text:style-name="P3"><text:span text:style-name="T3">We got provided two type of repositories over here<text:line-break/></text:span><text:span text:style-name="T4">a. Public repository</text:span></text:p>
      <text:p text:style-name="P1"><text:span text:style-name="T3"><text:tab/>— Anyone can see a public repository</text:span></text:p>
      <text:p text:style-name="P3"><text:span text:style-name="T4">b. Private Repository</text:span></text:p>
      <text:list xml:id="list8310768801062125705" text:style-name="L1">
        <text:list-header>
          <text:p text:style-name="P2"><text:span text:style-name="T3">— By default, only you can see a private repository </text:span></text:p>
          <text:p text:style-name="P4"><text:span text:style-name="T3"/></text:p>
        </text:list-header>
      </text:list>
      <text:p text:style-name="P3"><text:span text:style-name="T3">Each time you make changes to your local repository, you’ll need to sync your changes.</text:span></text:p>
      <text:p text:style-name="Text_20_body"><text:span text:style-name="T5">Here are some great reasons to push projects to GitHub:</text:span></text:p>
      <text:p text:style-name="Text_20_body"><text:span text:style-name="Strong_20_Emphasis"><text:span text:style-name="T5">a. Version Control</text:span></text:span><text:span text:style-name="T5"> </text:span></text:p>
      <text:p text:style-name="Text_20_body"><text:span text:style-name="T5"><text:tab/>— Everything on GitHub is stored in </text:span><text:a xlink:type="simple" xlink:href="http://git-scm.com/" office:target-frame-name="_blank" xlink:show="new"><text:span text:style-name="T5">Git</text:span></text:a><text:span text:style-name="T5">, the best version control system around. Version control allows you to experiment and make mistakes in code without messing up your final product.</text:span></text:p>
      <text:p text:style-name="Text_20_body"><text:span text:style-name="Strong_20_Emphasis"><text:span text:style-name="T5">b. Keep your code in one place</text:span></text:span><text:span text:style-name="T5"> </text:span></text:p>
      <text:p text:style-name="Text_20_body"><text:span text:style-name="T5"><text:tab/>— Whether you work on multiple computers or just want to get some old projects off your computer, GitHub is the perfect place to store your projects online.</text:span></text:p>
      <text:p text:style-name="Text_20_body"><text:span text:style-name="Strong_20_Emphasis"><text:span text:style-name="T5">c. Collaboration</text:span></text:span></text:p>
      <text:p text:style-name="Text_20_body"><text:span text:style-name="T5"><text:tab/>— Once your code is on GitHub, you can invite others to work on your code with </text:span><text:soft-page-break/><text:span text:style-name="T5">you. Send them a link to help you debug a problem.</text:span></text:p>
      <text:p text:style-name="P3"><text:span text:style-name="T3"/></text:p>
      <text:p text:style-name="P6"/>
      <text:p text:style-name="P6"/>
      <text:p text:style-name="P6">How we use github?</text:p>
      <text:p text:style-name="P3"/>
      <text:p text:style-name="P3">As mentioned above Git hub<text:span text:style-name="T3"> is public repository to store projects.<text:line-break/>Here we have two repositories as follows<text:line-break/>a. Local repository on your computer.</text:span></text:p>
      <text:p text:style-name="P3"><text:span text:style-name="T3">b. Remote repository on git hub.</text:span></text:p>
      <text:p text:style-name="P3"><text:line-break/>Git hub contains all records of data with comments. If we want to get data from repository then we have three ways to do this.<text:line-break/><text:span text:style-name="T6">a. Pull changes: </text:span><text:line-break/>Here we already working on some backup and we pull changes made by someone.<text:line-break/><text:span text:style-name="T6">b. Clone Repository</text:span></text:p>
      <text:p text:style-name="P3">Here we pull new copy of repository on computer.</text:p>
      <text:p text:style-name="P5">c. Create own repository</text:p>
      <text:p text:style-name="P3">Here in this we create our own repository on github.com and create local repository for it.<text:line-break/><text:line-break/>How to use these three ways:<text:line-break/><text:span text:style-name="T6">c. Create own repository</text:span></text:p>
      <text:p text:style-name="P3">Create account on github.com.<text:line-break/>Verify mail.<text:line-break/>On github.com homepage we got button “New repository”.<text:line-break/>Create new repository.<text:line-break/><text:line-break/><text:line-break/><text:line-break/><text:span text:style-name="T6">a. Pull changes: </text:span></text:p>
      <text:p text:style-name="P3">Go to folder where we create repository. <text:line-break/><text:soft-page-break/>Right click-&gt; <text:line-break/>select option git bash-&gt;<text:line-break/>git branch (command to know which branch we are working on by default “master”) -&gt;<text:line-break/>git pull origin branch_name<text:line-break/><text:line-break/>Changes regarding to that repository and specific branch get pulled on personal computer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Word convention in document:<text:line-break/>If we consider books for our personal understanding.</text:p>
      <text:p text:style-name="P7"><text:span text:style-name="T6">1. Repository</text:span><text:line-break/>Repository is somewhere new subject.<text:line-break/><text:span text:style-name="T6">2. Branch</text:span><text:line-break/>Branch will be consider as a publication.<text:line-break/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sha shastri</meta:initial-creator>
    <meta:creation-date>2015-02-24T20:25:16.69</meta:creation-date>
    <dc:date>2015-02-24T21:02:22.84</dc:date>
    <dc:creator>asha shastri</dc:creator>
    <meta:editing-duration>PT36M58S</meta:editing-duration>
    <meta:editing-cycles>20</meta:editing-cycles>
    <meta:generator>OpenOffice/4.0.0$Win32 OpenOffice.org_project/400m3$Build-9702</meta:generator>
    <meta:document-statistic meta:table-count="0" meta:image-count="0" meta:object-count="0" meta:page-count="4" meta:paragraph-count="28" meta:word-count="483" meta:character-count="2750"/>
  </office:meta>
</office:document-meta>
</file>